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e927"/>
    </style:style>
    <style:style style:name="P2" style:family="paragraph" style:parent-style-name="Standard">
      <style:text-properties officeooo:paragraph-rsid="0018ce31"/>
    </style:style>
    <style:style style:name="P3" style:family="paragraph" style:parent-style-name="Standard">
      <style:text-properties officeooo:paragraph-rsid="0016e927" fo:background-color="#ffff00"/>
    </style:style>
    <style:style style:name="P4" style:family="paragraph" style:parent-style-name="Standard">
      <style:text-properties officeooo:paragraph-rsid="0018ce31" fo:background-color="#ffff00"/>
    </style:style>
    <style:style style:name="P5" style:family="paragraph" style:parent-style-name="Standard">
      <style:text-properties officeooo:paragraph-rsid="0018ce31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¿Cuál de las siguientes opciones describe mejor un periférico de entrada?</text:p>
      <text:p text:style-name="P3">a) Impresora</text:p>
      <text:p text:style-name="P1">b) Teclado</text:p>
      <text:p text:style-name="P1">c) Altavoz</text:p>
      <text:p text:style-name="P1">d) Monitor</text:p>
      <text:p text:style-name="P1"/>
      <text:p text:style-name="P1">¿Qué tipo de periférico es un escáner?</text:p>
      <text:p text:style-name="P3">a) Entrada</text:p>
      <text:p text:style-name="P1">b) Salida</text:p>
      <text:p text:style-name="P1">c) Almacenamiento</text:p>
      <text:p text:style-name="P1">d) Comunicación</text:p>
      <text:p text:style-name="P1"/>
      <text:p text:style-name="P1">¿Cuál de las siguientes opciones es un ejemplo de periférico de salida?</text:p>
      <text:p text:style-name="P1">a) Ratón</text:p>
      <text:p text:style-name="P3">b) Monitor</text:p>
      <text:p text:style-name="P1">c) Teclado</text:p>
      <text:p text:style-name="P1">d) Micrófono</text:p>
      <text:p text:style-name="P1"/>
      <text:p text:style-name="P1">¿Qué función realiza un módem en un sistema de computadoras?</text:p>
      <text:p text:style-name="P1">a) Almacenamiento de datos</text:p>
      <text:p text:style-name="P3">b) Comunicación de datos</text:p>
      <text:p text:style-name="P1">c) Entrada de datos</text:p>
      <text:p text:style-name="P1">d) Salida de datos</text:p>
      <text:p text:style-name="P1"/>
      <text:p text:style-name="P1">¿Cuál de las siguientes opciones es un periférico de almacenamiento?</text:p>
      <text:p text:style-name="P1">a) Monitor</text:p>
      <text:p text:style-name="P1">b) Impresora</text:p>
      <text:p text:style-name="P3">c) Disco duro</text:p>
      <text:p text:style-name="P1">d) Altavoz</text:p>
      <text:p text:style-name="P1"/>
      <text:p text:style-name="P1">¿Qué tipo de periférico es una tarjeta de sonido?</text:p>
      <text:p text:style-name="P1">a) Entrada</text:p>
      <text:p text:style-name="P3">b) Salida</text:p>
      <text:p text:style-name="P1">c) Almacenamiento</text:p>
      <text:p text:style-name="P1">d) Comunicación</text:p>
      <text:p text:style-name="P1"/>
      <text:p text:style-name="P1">¿Cuál de las siguientes opciones es un ejemplo de periférico de comunicación?</text:p>
      <text:p text:style-name="P1">a) Impresora</text:p>
      <text:p text:style-name="P3">b) Router</text:p>
      <text:p text:style-name="P1">c) Teclado</text:p>
      <text:p text:style-name="P1">d) Monitor</text:p>
      <text:p text:style-name="P1"/>
      <text:p text:style-name="P1">¿Cuál es la función principal de un escáner de código de barras?</text:p>
      <text:p text:style-name="P1">a) Almacenamiento de datos</text:p>
      <text:p text:style-name="P3">b) Lectura de datos</text:p>
      <text:p text:style-name="P1">c) Impresión de datos</text:p>
      <text:p text:style-name="P1">d) Comunicación de datos</text:p>
      <text:p text:style-name="P1"/>
      <text:p text:style-name="P1">¿Qué periférico se utiliza para imprimir documentos en papel?</text:p>
      <text:p text:style-name="P1">a) Monitor</text:p>
      <text:p text:style-name="P3">b) Impresora</text:p>
      <text:p text:style-name="P1">c) Altavoz</text:p>
      <text:p text:style-name="P1"><text:soft-page-break/>d) Escáner</text:p>
      <text:p text:style-name="P1"/>
      <text:p text:style-name="P1">¿Cuál de las siguientes opciones es un periférico de entrada táctil?</text:p>
      <text:p text:style-name="P1">a) Ratón</text:p>
      <text:p text:style-name="P1">b) Teclado</text:p>
      <text:p text:style-name="P3">c) Pantalla táctil</text:p>
      <text:p text:style-name="P1">d) Altavoz</text:p>
      <text:p text:style-name="P1"/>
      <text:p text:style-name="P1">¿Qué función realiza una cámara web en un sistema de computadoras?</text:p>
      <text:p text:style-name="P1">a) Almacenamiento de datos</text:p>
      <text:p text:style-name="P3">b) Captura de imágenes y videos</text:p>
      <text:p text:style-name="P1">c) Impresión de documentos</text:p>
      <text:p text:style-name="P1">d) Comunicación de datos</text:p>
      <text:p text:style-name="P1"/>
      <text:p text:style-name="P1">¿Cuál de los siguientes periféricos se utiliza para la entrada y salida de datos?</text:p>
      <text:p text:style-name="P1">a) Monitor</text:p>
      <text:p text:style-name="P1">b) Ratón</text:p>
      <text:p text:style-name="P3">c) Impresora multifunción</text:p>
      <text:p text:style-name="P1">d) Altavoz</text:p>
      <text:p text:style-name="P1"/>
      <text:p text:style-name="P1">¿Qué tipo de periférico es un plotter?</text:p>
      <text:p text:style-name="P1">a) Entrada</text:p>
      <text:p text:style-name="P3">b) Salida</text:p>
      <text:p text:style-name="P1">c) Almacenamiento</text:p>
      <text:p text:style-name="P1">d) Comunicación</text:p>
      <text:p text:style-name="P1"/>
      <text:p text:style-name="P1">¿Cuál de las siguientes opciones es un periférico de entrada de voz?</text:p>
      <text:p text:style-name="P3">a) Micrófono</text:p>
      <text:p text:style-name="P1">b) Altavoz</text:p>
      <text:p text:style-name="P1">c) Impresora</text:p>
      <text:p text:style-name="P1">d) Teclado</text:p>
      <text:p text:style-name="P1"/>
      <text:p text:style-name="P1">¿Cuál de los siguientes periféricos se utiliza para la comunicación inalámbrica?</text:p>
      <text:p text:style-name="P1">a) Cable USB</text:p>
      <text:p text:style-name="P1">b) Tarjeta de red</text:p>
      <text:p text:style-name="P3">c) Bluetooth</text:p>
      <text:p text:style-name="P1">d) Disco duro externo</text:p>
      <text:p text:style-name="P1"/>
      <text:p text:style-name="P1">¿Qué función realiza una tarjeta de red en un sistema de computadoras?</text:p>
      <text:p text:style-name="P1">a) Almacenamiento de datos</text:p>
      <text:p text:style-name="P3">b) Comunicación de datos en red</text:p>
      <text:p text:style-name="P1">c) Impresión de documentos</text:p>
      <text:p text:style-name="P1">d) Captura de imágenes</text:p>
      <text:p text:style-name="P1"/>
      <text:p text:style-name="P1">¿Cuál de los siguientes periféricos se utiliza para la entrada de datos mediante pulsaciones?</text:p>
      <text:p text:style-name="P1">a) Ratón</text:p>
      <text:p text:style-name="P3">b) Teclado</text:p>
      <text:p text:style-name="P1">c) Pantalla táctil</text:p>
      <text:p text:style-name="P1">d) Escáner</text:p>
      <text:p text:style-name="P1"/>
      <text:p text:style-name="P1">¿Qué periférico se utiliza para la salida de sonido en un sistema de computadoras?</text:p>
      <text:p text:style-name="P1">a) Monitor</text:p>
      <text:p text:style-name="P1"><text:soft-page-break/>b) Impresora</text:p>
      <text:p text:style-name="P3">c) Altavoz</text:p>
      <text:p text:style-name="P1">d) Teclado</text:p>
      <text:p text:style-name="P1"/>
      <text:p text:style-name="P2">¿Qué normativa regula las condiciones de seguridad en la manipulación de productos químicos en un taller de microinformática?</text:p>
      <text:p text:style-name="P2">a) ISO 9001</text:p>
      <text:p text:style-name="P5">b) ISO 14001</text:p>
      <text:p text:style-name="P2">c) Normativa UNE-EN 14470-1</text:p>
      <text:p text:style-name="P4">d) Normativa EN 61010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9T17:02:51.457527774</meta:creation-date>
    <dc:date>2024-01-30T09:19:28.703000000</dc:date>
    <meta:editing-duration>PT15M16S</meta:editing-duration>
    <meta:editing-cycles>3</meta:editing-cycles>
    <meta:generator>LibreOffice/7.6.3.2$Windows_X86_64 LibreOffice_project/29d686fea9f6705b262d369fede658f824154cc0</meta:generator>
    <meta:document-statistic meta:table-count="0" meta:image-count="0" meta:object-count="0" meta:page-count="3" meta:paragraph-count="95" meta:word-count="419" meta:character-count="2448" meta:non-whitespace-character-count="2124"/>
  </office:meta>
</office:document-meta>
</file>